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198cm" fo:min-width="11.1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21.844cm" svg:x="3.032cm" svg:y="3.4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13.977cm" svg:height="0.962cm" svg:x="1cm" svg:y="3.667cm">
          <draw:text-box>
            <text:p>COOLTRAINER.ORG CHECKING YOU OUT 👀</text:p>
          </draw:text-box>
        </draw:frame>
        <draw:frame draw:style-name="gr3" draw:text-style-name="P2" draw:layer="layout" svg:width="0.502cm" svg:height="0.962cm" svg:x="3.794cm" svg:y="2.77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18:07:05.388982118</meta:creation-date>
    <dc:date>2021-10-01T18:09:14.343839369</dc:date>
    <meta:editing-duration>PT2M9S</meta:editing-duration>
    <meta:editing-cycles>1</meta:editing-cycles>
    <meta:document-statistic meta:object-count="3"/>
    <meta:generator>LibreOffice/6.0.7.3$Linux_X86_64 LibreOffice_project/00m0$Build-3</meta:generator>
  </office:meta>
</office:document-meta>
</file>